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0.67mm"/>
    </style:style>
    <style:style style:name="co2" style:family="table-column">
      <style:table-column-properties fo:break-before="auto" style:column-width="146.77mm"/>
    </style:style>
    <style:style style:name="co3" style:family="table-column">
      <style:table-column-properties fo:break-before="auto" style:column-width="115.7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91.32mm" svg:y="1mm">
            <loext:p draw:notify-on-update-of-ranges="Sheet1.D1048576:Sheet1.D104857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<text:s/>INFO] [1534924390.815490408]: W_ x = 0.019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390.915643429]: W_ x = 0.0388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391.015629210]: W_ x = 0.049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391.115522439]: W_ x = 0.0598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391.215613846]: W_ x = 0.0707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391.315526710]: W_ x = 0.0820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391.415623325]: W_ x = 0.0933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391.515452075]: W_ x = 0.1047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391.615555512]: W_ x = 0.1284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391.715538325]: W_ x = 0.1403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391.742537]: required_linear_vel1 : 0.148757, millis(): 859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391.755127]: ML_rpm2 : 23, MR_rpm: 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391.815567231]: W_ x = 0.15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391.915543481]: W_ x = 0.165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392.015564887]: W_ x = 0.1775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392.115482804]: W_ x = 0.190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392.215558637]: W_ x = 0.2034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WARN] [1534924392.281780]: The voltage is lower than 11.3V,Please charge!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392.315570304]: W_ x = 0.2169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392.415560043]: W_ x = 0.2304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392.515442699]: W_ x = 0.2439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392.615410147]: W_ x = 0.2579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392.715424105]: W_ x = 0.2719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392.758516]: required_linear_vel1 : 0.175080, millis(): 869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392.766265]: ML_rpm2 : 27, MR_rpm: 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392.815331085]: W_ x = 0.286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392.915429574]: W_ x = 0.315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393.015428012]: W_ x = 0.3297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393.115440043]: W_ x = 0.3448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393.215425928]: W_ x = 0.3599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393.315409157]: W_ x = 0.3755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393.415405616]: W_ x = 0.3912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393.515348949]: W_ x = 0.4068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393.615412074]: W_ x = 0.4392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393.715433741]: W_ x = 0.4554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393.778632]: required_linear_vel1 : 0.201399, millis(): 880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393.782482]: ML_rpm2 : 31, MR_rpm: 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393.815463897]: W_ x = 0.472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393.915419574]: W_ x = 0.4889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394.015419157]: W_ x = 0.5061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394.115434886]: W_ x = 0.5234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394.215320876]: W_ x = 0.5407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394.315414053]: W_ x = 0.5752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394.415419053]: W_ x = 0.5930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394.515409834]: W_ x = 0.6113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394.615407907]: W_ x = 0.6297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394.715456188]: W_ x = 0.6480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394.790447]: required_linear_vel1 : 0.227711, millis(): 890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394.798587]: ML_rpm2 : 35, MR_rpm: 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394.815336292]: W_ x = 0.6664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394.915419678]: W_ x = 0.704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395.015450823]: W_ x = 0.7230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395.115413792]: W_ x = 0.7419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395.215454834]: W_ x = 0.7614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395.315402125]: W_ x = 0.7813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395.415407386]: W_ x = 0.8013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395.515338792]: W_ x = 0.821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395.615412542]: W_ x = 0.862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395.715423063]: W_ x = 0.8828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395.806056]: required_linear_vel1 : 0.250000, millis(): 900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395.814913]: ML_rpm2 : 38, MR_rpm: 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395.815529156]: W_ x = 0.9033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395.915403427]: W_ x = 0.9238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396.015403479]: W_ x = 0.9443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396.115397333]: W_ x = 0.9648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396.215321917]: W_ x = 0.9853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396.315398375]: W_ x = 1.0263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396.415400302]: W_ x = 1.0468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396.515405406]: W_ x = 1.0673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396.615416604]: W_ x = 1.0878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396.715396135]: W_ x = 1.1083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396.815409573]: W_ x = 1.1288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396.822336]: required_linear_vel1 : 0.250000, millis(): 91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396.830051]: ML_rpm2 : 38, MR_rpm: 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396.915325302]: W_ x = 1.1493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397.015527489]: W_ x = 1.1903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397.115521812]: W_ x = 1.2108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397.215517177]: W_ x = 1.2313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WARN] [1534924397.289208]: The voltage is lower than 11.3V,Please charge!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397.315525458]: W_ x = 1.2518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397.415534625]: W_ x = 1.2723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397.515523114]: W_ x = 1.2928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397.615397177]: W_ x = 1.3133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397.715533791]: W_ x = 1.3543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397.815531604]: W_ x = 1.3748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397.837614]: required_linear_vel1 : 0.250000, millis(): 920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397.850271]: ML_rpm2 : 38, MR_rpm: 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397.915406083]: W_ x = 1.395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398.015409885]: W_ x = 1.4158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398.115403426]: W_ x = 1.4363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398.215374051]: W_ x = 1.4568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398.315396916]: W_ x = 1.477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398.415395978]: W_ x = 1.4978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398.515402385]: W_ x = 1.5183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398.615397749]: W_ x = 1.5388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398.715391499]: W_ x = 1.5593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398.815405145]: W_ x = 1.5798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398.853861]: required_linear_vel1 : 0.250000, millis(): 93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398.862782]: ML_rpm2 : 38, MR_rpm: 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398.915318061]: W_ x = 1.6004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399.015395197]: W_ x = 1.6414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399.115395509]: W_ x = 1.6619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399.215394416]: W_ x = 1.6824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399.315397072]: W_ x = 1.7029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399.415398790]: W_ x = 1.7234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399.515583582]: W_ x = 1.7439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399.615322957]: W_ x = 1.764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399.715395457]: W_ x = 1.805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399.815397644]: W_ x = 1.8259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399.873919]: required_linear_vel1 : 0.250000, millis(): 94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399.877950]: ML_rpm2 : 38, MR_rpm: 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399.915403426]: W_ x = 1.8464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00.015397228]: W_ x = 1.8669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00.115394207]: W_ x = 1.8874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00.215401238]: W_ x = 1.9079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00.315318894]: W_ x = 1.9284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00.415382175]: W_ x = 1.9694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00.515400873]: W_ x = 1.9899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00.615410717]: W_ x = 2.0104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00.715394988]: W_ x = 2.0309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00.815395509]: W_ x = 2.0514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400.886453]: required_linear_vel1 : 0.250000, millis(): 951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400.894986]: ML_rpm2 : 38, MR_rpm: 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00.915396863]: W_ x = 2.0719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01.015362800]: W_ x = 2.1129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01.115393373]: W_ x = 2.133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01.215389936]: W_ x = 2.1539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01.315399154]: W_ x = 2.1744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01.415391133]: W_ x = 2.1949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01.515390092]: W_ x = 2.2154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01.615371133]: W_ x = 2.2359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01.715366185]: W_ x = 2.2768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01.815391915]: W_ x = 2.2973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401.901172]: required_linear_vel1 : 0.250000, millis(): 96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401.910084]: ML_rpm2 : 38, MR_rpm: 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01.915387696]: W_ x = 2.3178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02.015504623]: W_ x = 2.3383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02.115516758]: W_ x = 2.3588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02.215530039]: W_ x = 2.3793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WARN] [1534924402.301522]: The voltage is lower than 11.3V,Please charge!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02.315469362]: W_ x = 2.3998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02.415474675]: W_ x = 2.4203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02.515525039]: W_ x = 2.4408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02.615365716]: W_ x = 2.461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02.715391341]: W_ x = 2.5022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02.815392279]: W_ x = 2.5227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02.915387122]: W_ x = 2.5432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402.921705]: required_linear_vel1 : 0.250000, millis(): 97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402.926711]: ML_rpm2 : 38, MR_rpm: 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03.015364414]: W_ x = 2.5637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03.115391914]: W_ x = 2.5842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03.215390456]: W_ x = 2.6047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03.315393268]: W_ x = 2.625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03.415391133]: W_ x = 2.6457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03.515396445]: W_ x = 2.6661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03.615360560]: W_ x = 2.6866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03.715361080]: W_ x = 2.7276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03.815391653]: W_ x = 2.7481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03.915391862]: W_ x = 2.7686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403.936427]: required_linear_vel1 : 0.250000, millis(): 98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403.944006]: ML_rpm2 : 38, MR_rpm: 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04.015396549]: W_ x = 2.789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04.115387487]: W_ x = 2.8096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04.215398580]: W_ x = 2.830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04.315400976]: W_ x = 2.8506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04.415403111]: W_ x = 2.8915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04.515393893]: W_ x = 2.9120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04.615394257]: W_ x = 2.9325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04.715389465]: W_ x = 2.9530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04.815395090]: W_ x = 2.9735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04.915424570]: W_ x = 2.9940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404.951541]: required_linear_vel1 : 0.250000, millis(): 991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404.960611]: ML_rpm2 : 38, MR_rpm: 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05.015323215]: W_ x = 3.0145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05.115397799]: W_ x = 3.0555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05.215408580]: W_ x = 3.076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05.315412226]: W_ x = 3.0965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05.415408788]: W_ x = 3.117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05.515408476]: W_ x = 3.1375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05.615407017]: W_ x = 3.158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05.715332173]: W_ x = 3.1785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05.815409725]: W_ x = 3.2194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05.915412642]: W_ x = 3.2399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405.967923]: required_linear_vel1 : 0.250000, millis(): 100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405.976914]: ML_rpm2 : 39, MR_rpm: 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06.015423684]: W_ x = 3.2604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06.115409569]: W_ x = 3.2809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06.215406809]: W_ x = 3.301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06.315415038]: W_ x = 3.3219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06.415316548]: W_ x = 3.3424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06.515409569]: W_ x = 3.3834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06.615409829]: W_ x = 3.4039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06.715403788]: W_ x = 3.4244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06.815398579]: W_ x = 3.4449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06.915393892]: W_ x = 3.4654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406.985306]: required_linear_vel1 : 0.250000, millis(): 101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406.996660]: ML_rpm2 : 38, MR_rpm: 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07.015685610]: W_ x = 3.4860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07.115536340]: W_ x = 3.5065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07.215519465]: W_ x = 3.527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07.315393735]: W_ x = 3.5474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WARN] [1534924407.318487]: The voltage is lower than 11.3V,Please charge!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07.415388006]: W_ x = 3.567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07.515393735]: W_ x = 3.5885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07.615321652]: W_ x = 3.609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07.715367016]: W_ x = 3.65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07.815393839]: W_ x = 3.6705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07.915391443]: W_ x = 3.691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408.001809]: required_linear_vel1 : 0.250000, millis(): 1022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408.010834]: ML_rpm2 : 38, MR_rpm: 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08.015388475]: W_ x = 3.7115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08.115395193]: W_ x = 3.7320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08.215394308]: W_ x = 3.7525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08.315387589]: W_ x = 3.7730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08.415337537]: W_ x = 3.7935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08.515390402]: W_ x = 3.8345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08.615396183]: W_ x = 3.8550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08.715401808]: W_ x = 3.8755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08.815399881]: W_ x = 3.8960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08.915399256]: W_ x = 3.9165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09.015400506]: W_ x = 3.9370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409.018321]: required_linear_vel1 : 0.250000, millis(): 103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409.027198]: ML_rpm2 : 38, MR_rpm: 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09.115316391]: W_ x = 3.9575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09.215395349]: W_ x = 3.998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09.315399776]: W_ x = 4.0190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09.415399360]: W_ x = 4.0395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09.515410193]: W_ x = 4.0600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09.615402068]: W_ x = 4.0805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09.715397016]: W_ x = 4.1010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09.815318995]: W_ x = 4.1215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09.915400453]: W_ x = 4.1626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10.015400036]: W_ x = 4.183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410.035454]: required_linear_vel1 : 0.250000, millis(): 104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410.048366]: ML_rpm2 : 39, MR_rpm: 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10.115411703]: W_ x = 4.2036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10.215358265]: W_ x = 4.224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10.315400349]: W_ x = 4.2446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10.415388682]: W_ x = 4.265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10.515431390]: W_ x = 4.2856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10.615448838]: W_ x = 4.306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10.715400661]: W_ x = 4.3266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10.815407588]: W_ x = 4.347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10.915404932]: W_ x = 4.3676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11.015407588]: W_ x = 4.3881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411.051837]: required_linear_vel1 : 0.250000, millis(): 1052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411.060865]: ML_rpm2 : 39, MR_rpm: 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11.115324619]: W_ x = 4.4087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11.215407901]: W_ x = 4.4497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11.315417067]: W_ x = 4.4702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11.415406234]: W_ x = 4.4907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11.515409567]: W_ x = 4.5112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11.615403734]: W_ x = 4.5317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11.715397223]: W_ x = 4.5522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11.815325400]: W_ x = 4.5727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11.915404827]: W_ x = 4.6138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12.015520973]: W_ x = 4.6343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412.069886]: required_linear_vel1 : 0.250000, millis(): 1063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412.078822]: ML_rpm2 : 39, MR_rpm: 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12.115531702]: W_ x = 4.6548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12.215528629]: W_ x = 4.6753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12.315530921]: W_ x = 4.6958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WARN] [1534924412.325282]: The voltage is lower than 11.3V,Please charge!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12.415530244]: W_ x = 4.7163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12.515411598]: W_ x = 4.7368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12.615529462]: W_ x = 4.7779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12.715528733]: W_ x = 4.7984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12.815543004]: W_ x = 4.8189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12.915527223]: W_ x = 4.8394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13.015518316]: W_ x = 4.8599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413.086288]: required_linear_vel1 : 0.250000, millis(): 1073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413.099303]: ML_rpm2 : 39, MR_rpm: 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13.115464098]: W_ x = 4.8804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13.215558889]: W_ x = 4.901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13.315535816]: W_ x = 4.921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13.415522014]: W_ x = 4.9420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13.515526545]: W_ x = 4.9625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13.615493577]: W_ x = 4.9830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13.715530504]: W_ x = 5.0240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13.815402639]: W_ x = 5.0445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13.915402639]: W_ x = 5.0650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14.015402639]: W_ x = 5.0856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414.103644]: required_linear_vel1 : 0.250000, millis(): 1083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414.112593]: ML_rpm2 : 39, MR_rpm: 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14.115402691]: W_ x = 5.106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14.215407326]: W_ x = 5.1266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14.315401181]: W_ x = 5.147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14.415397587]: W_ x = 5.1676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14.515323889]: W_ x = 5.1881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14.615401337]: W_ x = 5.2291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14.715399774]: W_ x = 5.2497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14.815398160]: W_ x = 5.2702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14.915401962]: W_ x = 5.2907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15.015404774]: W_ x = 5.311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15.115369670]: W_ x = 5.3317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415.120039]: required_linear_vel1 : 0.250000, millis(): 1093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415.128977]: ML_rpm2 : 39, MR_rpm: 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15.215325086]: W_ x = 5.3522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15.315408993]: W_ x = 5.3932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15.415404253]: W_ x = 5.4137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15.515407222]: W_ x = 5.434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15.615404513]: W_ x = 5.4548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15.715398836]: W_ x = 5.4753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15.815410868]: W_ x = 5.4958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15.915335972]: W_ x = 5.5163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16.015414253]: W_ x = 5.5573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16.115414774]: W_ x = 5.5778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416.137137]: required_linear_vel1 : 0.250000, millis(): 110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416.149883]: ML_rpm2 : 39, MR_rpm: 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16.215404149]: W_ x = 5.5983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16.315411336]: W_ x = 5.6188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16.415401649]: W_ x = 5.6393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16.515370555]: W_ x = 5.6599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16.615402013]: W_ x = 5.6804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16.715413367]: W_ x = 5.7009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16.815399982]: W_ x = 5.721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16.915401857]: W_ x = 5.7419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17.015530294]: W_ x = 5.7624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17.115626075]: W_ x = 5.783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417.154104]: required_linear_vel1 : 0.250000, millis(): 1113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417.162977]: ML_rpm2 : 39, MR_rpm: 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17.215483211]: W_ x = 5.8035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17.315702898]: W_ x = 5.8445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WARN] [1534924417.348236]: The voltage is lower than 11.3V,Please charge!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17.415548419]: W_ x = 5.8650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17.515534044]: W_ x = 5.8855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17.615530138]: W_ x = 5.9060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17.715528888]: W_ x = 5.9265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17.815543419]: W_ x = 5.9470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17.915398210]: W_ x = 5.9675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18.015526388]: W_ x = 6.0085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18.115525971]: W_ x = 6.0290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418.171958]: required_linear_vel1 : 0.250000, millis(): 1124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418.180985]: ML_rpm2 : 38, MR_rpm: 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18.215524669]: W_ x = 6.0495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18.315529617]: W_ x = 6.0700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18.415528054]: W_ x = 6.0905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18.515533627]: W_ x = 6.111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18.615400398]: W_ x = 6.1316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18.715533054]: W_ x = 6.1726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18.815529304]: W_ x = 6.193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18.915526700]: W_ x = 6.2136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19.015533523]: W_ x = 6.2341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19.115535918]: W_ x = 6.2546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419.189176]: required_linear_vel1 : 0.250000, millis(): 1134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419.200740]: ML_rpm2 : 38, MR_rpm: 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19.215481127]: W_ x = 6.275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19.315518887]: W_ x = 6.2956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19.415532585]: W_ x = 6.316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19.515526283]: W_ x = 6.3366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19.615515606]: W_ x = 6.357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19.715482220]: W_ x = 6.3776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19.815541387]: W_ x = 6.4186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19.915464095]: W_ x = 6.439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20.015557741]: W_ x = 6.4596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20.115669147]: W_ x = 6.480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420.205990]: required_linear_vel1 : 0.250000, millis(): 1144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420.214967]: ML_rpm2 : 38, MR_rpm: 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20.215730814]: W_ x = 6.5006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20.315518314]: W_ x = 6.521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20.415524564]: W_ x = 6.5416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20.515508470]: W_ x = 6.5621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20.615324043]: W_ x = 6.5826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20.715400345]: W_ x = 6.6236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20.815451074]: W_ x = 6.644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20.915418418]: W_ x = 6.6646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21.015404095]: W_ x = 6.6851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21.115396699]: W_ x = 6.7056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21.215398626]: W_ x = 6.7261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421.221945]: required_linear_vel1 : 0.250000, millis(): 1154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421.231276]: ML_rpm2 : 38, MR_rpm: 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21.315321334]: W_ x = 6.7466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21.415473626]: W_ x = 6.7877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21.515414772]: W_ x = 6.8082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21.615401542]: W_ x = 6.8287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21.715404615]: W_ x = 6.849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21.815403365]: W_ x = 6.8697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21.915397532]: W_ x = 6.8902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22.015397011]: W_ x = 6.9107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22.115530084]: W_ x = 6.9517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22.215526490]: W_ x = 6.9722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422.239501]: required_linear_vel1 : 0.250000, millis(): 1164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422.252251]: ML_rpm2 : 38, MR_rpm: 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22.315543000]: W_ x = 6.9927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WARN] [1534924422.356775]: The voltage is lower than 11.3V,Please charge!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22.415407532]: W_ x = 7.0132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22.515542844]: W_ x = 7.0337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22.615478000]: W_ x = 7.0542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22.715523938]: W_ x = 7.074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22.815537636]: W_ x = 7.095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22.915530240]: W_ x = 7.1158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23.015532740]: W_ x = 7.1363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23.115526802]: W_ x = 7.1568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23.215528729]: W_ x = 7.177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423.256150]: required_linear_vel1 : 0.250000, millis(): 1174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423.265042]: ML_rpm2 : 38, MR_rpm: 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23.315402063]: W_ x = 7.1978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23.415526125]: W_ x = 7.238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23.515412948]: W_ x = 7.2594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23.615401750]: W_ x = 7.2799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23.715403312]: W_ x = 7.3004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23.815399250]: W_ x = 7.3209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23.915396750]: W_ x = 7.3414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24.015323781]: W_ x = 7.3619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24.115401802]: W_ x = 7.403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24.215402218]: W_ x = 7.4235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424.273644]: required_linear_vel1 : 0.250000, millis(): 1185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424.282354]: ML_rpm2 : 38, MR_rpm: 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24.315404927]: W_ x = 7.4440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24.415412166]: W_ x = 7.4645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24.515415864]: W_ x = 7.4850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24.615401177]: W_ x = 7.505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24.715321541]: W_ x = 7.5260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24.815405812]: W_ x = 7.567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24.915400135]: W_ x = 7.5876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25.015399197]: W_ x = 7.608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25.115405187]: W_ x = 7.6286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25.215399458]: W_ x = 7.649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425.290640]: required_linear_vel1 : 0.250000, millis(): 1195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425.302105]: ML_rpm2 : 37, MR_rpm: 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25.315363833]: W_ x = 7.6696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25.415475239]: W_ x = 7.690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25.515403260]: W_ x = 7.7106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25.615394458]: W_ x = 7.731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25.715391228]: W_ x = 7.7517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25.815435707]: W_ x = 7.7927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25.915404145]: W_ x = 7.813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26.015365812]: W_ x = 7.8337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26.115401020]: W_ x = 7.8542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26.215408728]: W_ x = 7.8747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426.307092]: required_linear_vel1 : 0.250000, millis(): 120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26.315406124]: W_ x = 7.8952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426.316659]: ML_rpm2 : 37, MR_rpm: 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26.415400499]: W_ x = 7.9157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26.515403155]: W_ x = 7.936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26.615391697]: W_ x = 7.9567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26.715325968]: W_ x = 7.977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26.815484040]: W_ x = 8.0181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26.915408363]: W_ x = 8.0386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27.015525811]: W_ x = 8.0591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27.115526540]: W_ x = 8.0796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27.215536696]: W_ x = 8.1001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27.315994144]: W_ x = 8.1206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427.324567]: required_linear_vel1 : 0.250000, millis(): 1215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427.332959]: ML_rpm2 : 37, MR_rpm: 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WARN] [1534924427.368180]: The voltage is lower than 11.3V,Please charge!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27.415393519]: W_ x = 8.1412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27.515569457]: W_ x = 8.1820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27.615514926]: W_ x = 8.2025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27.715595498]: W_ x = 8.2230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27.815532842]: W_ x = 8.2434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27.915602477]: W_ x = 8.2639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28.015617425]: W_ x = 8.2843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28.115451696]: W_ x = 8.3048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28.215406175]: W_ x = 8.3457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28.315413415]: W_ x = 8.3661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428.341223]: required_linear_vel1 : 0.250000, millis(): 122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428.353890]: ML_rpm2 : 37, MR_rpm: 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28.415403363]: W_ x = 8.3866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28.515413623]: W_ x = 8.4070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28.615400446]: W_ x = 8.4275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28.715380654]: W_ x = 8.447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28.815416800]: W_ x = 8.4684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28.915399300]: W_ x = 8.4888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29.015408310]: W_ x = 8.5092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29.115415185]: W_ x = 8.5296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29.215412112]: W_ x = 8.5500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29.315416748]: W_ x = 8.5705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429.357566]: required_linear_vel1 : 0.250000, millis(): 1235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429.366505]: ML_rpm2 : 37, MR_rpm: 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29.415328779]: W_ x = 8.5909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29.515428935]: W_ x = 8.6317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29.615402893]: W_ x = 8.6520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29.715406696]: W_ x = 8.6724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29.815403883]: W_ x = 8.6928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29.915409873]: W_ x = 8.713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30.015411331]: W_ x = 8.7335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30.115334508]: W_ x = 8.7539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30.215421122]: W_ x = 8.7946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30.315428049]: W_ x = 8.8150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430.375249]: required_linear_vel1 : 0.250000, millis(): 1246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430.384130]: ML_rpm2 : 37, MR_rpm: 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30.415417841]: W_ x = 8.8354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30.515522893]: W_ x = 8.8557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30.615457008]: W_ x = 8.876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30.715421747]: W_ x = 8.8964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30.815378518]: W_ x = 8.9167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30.915461903]: W_ x = 8.9573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31.015469143]: W_ x = 8.9776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31.115630601]: W_ x = 8.9980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31.215788205]: W_ x = 9.0183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31.315471070]: W_ x = 9.0385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431.392451]: required_linear_vel1 : 0.250000, millis(): 1256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431.403861]: ML_rpm2 : 37, MR_rpm: 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31.415446695]: W_ x = 9.058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31.515482320]: W_ x = 9.0791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31.615432736]: W_ x = 9.0993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31.715395028]: W_ x = 9.1196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31.815419351]: W_ x = 9.1399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31.915398466]: W_ x = 9.1804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32.015613465]: W_ x = 9.2007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32.115529090]: W_ x = 9.2209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32.215418361]: W_ x = 9.241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32.315400809]: W_ x = 9.2614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WARN] [1534924432.380061]: The voltage is lower than 11.3V,Please charge!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432.409178]: required_linear_vel1 : 0.250000, millis(): 126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32.415417840]: W_ x = 9.2816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432.418475]: ML_rpm2 : 37, MR_rpm: 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32.515376642]: W_ x = 9.3018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32.615422111]: W_ x = 9.3220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32.715401538]: W_ x = 9.3421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32.815330392]: W_ x = 9.3623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32.915399194]: W_ x = 9.4026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33.015422007]: W_ x = 9.4228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33.115398048]: W_ x = 9.4429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33.215405861]: W_ x = 9.463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33.315407111]: W_ x = 9.4832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33.415408205]: W_ x = 9.5034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433.425587]: required_linear_vel1 : 0.250000, millis(): 1276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433.434535]: ML_rpm2 : 37, MR_rpm: 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33.515327059]: W_ x = 9.5235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33.615399767]: W_ x = 9.5639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33.715398934]: W_ x = 9.5840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33.815399298]: W_ x = 9.6041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33.915398048]: W_ x = 9.624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34.015413308]: W_ x = 9.6443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34.115404871]: W_ x = 9.6644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34.215365392]: W_ x = 9.7046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34.315413465]: W_ x = 9.7247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34.415400652]: W_ x = 9.7447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434.442982]: required_linear_vel1 : 0.250000, millis(): 1286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434.455692]: ML_rpm2 : 38, MR_rpm: 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34.515411746]: W_ x = 9.7647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34.615402215]: W_ x = 9.7847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34.715415860]: W_ x = 9.8047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34.815423464]: W_ x = 9.8247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34.915417266]: W_ x = 9.8448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35.015400391]: W_ x = 9.8649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35.115416693]: W_ x = 9.885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35.215411693]: W_ x = 9.9051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35.315415287]: W_ x = 9.9252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35.415495235]: W_ x = 9.9453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435.459701]: required_linear_vel1 : 0.250000, millis(): 1296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435.468686]: ML_rpm2 : 39, MR_rpm: 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35.515334610]: W_ x = 9.9654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35.615403360]: W_ x = 10.0057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35.715415235]: W_ x = 10.0259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35.815404141]: W_ x = 10.0460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35.915438620]: W_ x = 10.066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36.015407943]: W_ x = 10.0863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36.115418829]: W_ x = 10.1065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36.215335756]: W_ x = 10.1267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36.315453776]: W_ x = 10.1670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36.415408412]: W_ x = 10.1872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436.477373]: required_linear_vel1 : 0.250000, millis(): 1307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436.485057]: ML_rpm2 : 40, MR_rpm: 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36.515423255]: W_ x = 10.2075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36.615425860]: W_ x = 10.2277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36.715433255]: W_ x = 10.248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36.815426485]: W_ x = 10.2682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36.915408568]: W_ x = 10.308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37.015585234]: W_ x = 10.329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37.115581745]: W_ x = 10.3494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37.215568620]: W_ x = 10.3698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37.315574505]: W_ x = 10.390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WARN] [1534924437.408671]: The voltage is lower than 11.3V,Please charge!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37.415545182]: W_ x = 10.4105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437.494031]: required_linear_vel1 : 0.250000, millis(): 1317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437.503020]: ML_rpm2 : 40, MR_rpm: 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37.515514088]: W_ x = 10.4512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37.615591536]: W_ x = 10.4715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37.715732265]: W_ x = 10.4919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37.815612213]: W_ x = 10.5123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37.915621015]: W_ x = 10.5327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38.015573203]: W_ x = 10.553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38.115622109]: W_ x = 10.573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38.215487005]: W_ x = 10.5939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38.315569765]: W_ x = 10.6348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38.415618098]: W_ x = 10.655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438.511947]: required_linear_vel1 : 0.250000, millis(): 1327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38.515612786]: W_ x = 10.6757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438.519548]: ML_rpm2 : 40, MR_rpm: 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38.615543671]: W_ x = 10.6961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38.715406588]: W_ x = 10.716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38.815406640]: W_ x = 10.7370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38.915835234]: W_ x = 10.7575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39.015406327]: W_ x = 10.7985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39.115408723]: W_ x = 10.8189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39.215418671]: W_ x = 10.8394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39.315412004]: W_ x = 10.8599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39.415425494]: W_ x = 10.8804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39.515407004]: W_ x = 10.9009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439.527690]: required_linear_vel1 : 0.250000, millis(): 1337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439.536741]: ML_rpm2 : 40, MR_rpm: 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39.615322838]: W_ x = 10.9213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39.715409452]: W_ x = 10.9623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39.815405025]: W_ x = 10.9828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39.915402733]: W_ x = 11.0033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40.015402212]: W_ x = 11.0238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40.115404869]: W_ x = 11.0443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40.215393671]: W_ x = 11.0648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40.315325650]: W_ x = 11.085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40.415400129]: W_ x = 11.1264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40.515412004]: W_ x = 11.1469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440.544915]: required_linear_vel1 : 0.250000, millis(): 1347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440.557624]: ML_rpm2 : 40, MR_rpm: 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40.615415441]: W_ x = 11.1674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40.715418931]: W_ x = 11.1879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40.815408723]: W_ x = 11.2084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40.915378202]: W_ x = 11.2289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41.015415129]: W_ x = 11.2494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41.115405337]: W_ x = 11.270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41.215403514]: W_ x = 11.2905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41.315407837]: W_ x = 11.3110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41.415398097]: W_ x = 11.3315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41.515402629]: W_ x = 11.3520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441.561351]: required_linear_vel1 : 0.250000, millis(): 135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441.570466]: ML_rpm2 : 40, MR_rpm: 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41.615325441]: W_ x = 11.3725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41.715416431]: W_ x = 11.4135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41.815408097]: W_ x = 11.4340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41.915405233]: W_ x = 11.4545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42.015537628]: W_ x = 11.4750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42.115528826]: W_ x = 11.4955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42.215677889]: W_ x = 11.5160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42.315480909]: W_ x = 11.5569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42.415525909]: W_ x = 11.5774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WARN] [1534924442.417837]: The voltage is lower than 11.3V,Please charge!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42.515568826]: W_ x = 11.5979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442.578781]: required_linear_vel1 : 0.250000, millis(): 1368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442.587766]: ML_rpm2 : 40, MR_rpm: 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42.615408409]: W_ x = 11.6184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42.715530180]: W_ x = 11.6389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42.815542420]: W_ x = 11.6593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42.915417732]: W_ x = 11.6798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43.015538930]: W_ x = 11.7207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43.115528149]: W_ x = 11.741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43.215541586]: W_ x = 11.7616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43.315541534]: W_ x = 11.7820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43.415563617]: W_ x = 11.8024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43.515548774]: W_ x = 11.822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443.595845]: required_linear_vel1 : 0.250000, millis(): 1378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443.608618]: ML_rpm2 : 40, MR_rpm: 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43.615479190]: W_ x = 11.8432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43.715528774]: W_ x = 11.8636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43.815496378]: W_ x = 11.884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43.915540805]: W_ x = 11.9248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44.015538826]: W_ x = 11.9452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44.115534034]: W_ x = 11.9656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44.215524607]: W_ x = 11.9859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44.315487680]: W_ x = 12.0063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44.415541325]: W_ x = 12.0266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44.515541065]: W_ x = 12.047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444.613605]: required_linear_vel1 : 0.250000, millis(): 1388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44.615612054]: W_ x = 12.067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444.621250]: ML_rpm2 : 40, MR_rpm: 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44.715555127]: W_ x = 12.0876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44.815530127]: W_ x = 12.1078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44.915527679]: W_ x = 12.128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45.015485283]: W_ x = 12.168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45.115533877]: W_ x = 12.1888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45.215536846]: W_ x = 12.2090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45.315552054]: W_ x = 12.2291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45.415546221]: W_ x = 12.249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45.515408825]: W_ x = 12.2695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45.615573512]: W_ x = 12.2897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445.629436]: required_linear_vel1 : 0.250000, millis(): 1398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INFO] [1534924445.638394]: ML_rpm2 : 40, MR_rpm: 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45.715377262]: W_ x = 12.330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45.815471116]: W_ x = 12.3501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45.915415804]: W_ x = 12.3702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46.015421793]: W_ x = 12.3904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46.115413356]: W_ x = 12.410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INFO] [1534924446.215410179]: W_ x = 12.43057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oto Sans CJK SC Regular" style:font-size-asian="12pt" style:language-asian="zh" style:country-asian="CN" style:font-name-complex="Noto Sans CJK SC Regular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6">0000/00/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6T10:09:29.634297570</meta:creation-date>
    <dc:date>2018-11-16T10:11:12.949075413</dc:date>
    <meta:editing-duration>PT1M43S</meta:editing-duration>
    <meta:editing-cycles>1</meta:editing-cycles>
    <meta:document-statistic meta:table-count="1" meta:cell-count="674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-0.21cm" svg:y="0cm" style:legend-expansion="high" chart:style-name="ch2"/>
        <chart:plot-area chart:style-name="ch3" table:cell-range-address="Sheet1.D1048576:Sheet1.D1048576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